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3cb9" officeooo:paragraph-rsid="00113cb9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8f3cb" officeooo:paragraph-rsid="00108e8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cde08" officeooo:paragraph-rsid="001cde0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d2d2" officeooo:paragraph-rsid="00108e8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7a608" officeooo:paragraph-rsid="00113cb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108e8b" officeooo:paragraph-rsid="00108e8b"/>
    </style:style>
    <style:style style:name="P7" style:family="paragraph" style:parent-style-name="Standard">
      <style:paragraph-properties fo:text-align="center" style:justify-single-word="false"/>
      <style:text-properties officeooo:rsid="00108e8b" officeooo:paragraph-rsid="00108e8b"/>
    </style:style>
    <style:style style:name="P8" style:family="paragraph" style:parent-style-name="Standard">
      <style:paragraph-properties fo:text-align="start" style:justify-single-word="false"/>
      <style:text-properties officeooo:rsid="001cde08" officeooo:paragraph-rsid="001cde08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108e8b" officeooo:paragraph-rsid="00108e8b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108e8b" officeooo:paragraph-rsid="001cde08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113cb9" officeooo:paragraph-rsid="001cde08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113cb9" officeooo:paragraph-rsid="00298f7d" style:font-weight-asian="bold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bold" officeooo:rsid="00113cb9" officeooo:paragraph-rsid="00113cb9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2d3918" officeooo:paragraph-rsid="002d3918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33e397" officeooo:paragraph-rsid="002d3918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33e397" officeooo:paragraph-rsid="0033e397" style:font-weight-asian="bold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bold" officeooo:rsid="0033e397" officeooo:paragraph-rsid="0033e397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19d2d2" officeooo:paragraph-rsid="00108e8b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19d2d2" officeooo:paragraph-rsid="001cde08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18f3cb" officeooo:paragraph-rsid="00108e8b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normal" officeooo:rsid="001cc69d" officeooo:paragraph-rsid="001cde08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16b78a" officeooo:paragraph-rsid="001cde08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14ba5c" officeooo:paragraph-rsid="001cde08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rsid="0017a608" officeooo:paragraph-rsid="001cde08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rsid="0022f638" officeooo:paragraph-rsid="001cde08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24aa0a" officeooo:paragraph-rsid="001cde08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25b747" officeooo:paragraph-rsid="001cde08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normal" officeooo:rsid="002a2720" officeooo:paragraph-rsid="001cde08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weight="normal" officeooo:rsid="002d3918" officeooo:paragraph-rsid="002d3918" style:font-weight-asian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weight="normal" officeooo:rsid="002ea12c" officeooo:paragraph-rsid="002d3918" style:font-weight-asian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weight="normal" officeooo:rsid="00113cb9" officeooo:paragraph-rsid="00113cb9" style:font-weight-asian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weight="normal" officeooo:rsid="0013206c" officeooo:paragraph-rsid="00113cb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1cde08" officeooo:paragraph-rsid="001cde08" style:font-weight-asian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108e8b" officeooo:paragraph-rsid="00108e8b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108e8b" officeooo:paragraph-rsid="001320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06c" style:font-weight-asian="bold" style:font-weight-complex="bold"/>
    </style:style>
    <style:style style:name="T3" style:family="text">
      <style:text-properties officeooo:rsid="00113cb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206c" style:font-weight-asian="normal" style:font-weight-complex="normal"/>
    </style:style>
    <style:style style:name="T6" style:family="text">
      <style:text-properties fo:font-weight="normal" officeooo:rsid="0014ba5c" style:font-weight-asian="normal" style:font-weight-complex="normal"/>
    </style:style>
    <style:style style:name="T7" style:family="text">
      <style:text-properties fo:font-weight="normal" officeooo:rsid="0016b78a" style:font-weight-asian="normal" style:font-weight-complex="normal"/>
    </style:style>
    <style:style style:name="T8" style:family="text">
      <style:text-properties fo:font-weight="normal" officeooo:rsid="0017a608" style:font-weight-asian="normal" style:font-weight-complex="normal"/>
    </style:style>
    <style:style style:name="T9" style:family="text">
      <style:text-properties fo:font-weight="normal" officeooo:rsid="0018f3cb" style:font-weight-asian="normal" style:font-weight-complex="normal"/>
    </style:style>
    <style:style style:name="T10" style:family="text">
      <style:text-properties fo:font-weight="normal" officeooo:rsid="0019d2d2" style:font-weight-asian="normal" style:font-weight-complex="normal"/>
    </style:style>
    <style:style style:name="T11" style:family="text">
      <style:text-properties fo:font-weight="normal" officeooo:rsid="001cc69d" style:font-weight-asian="normal" style:font-weight-complex="normal"/>
    </style:style>
    <style:style style:name="T12" style:family="text">
      <style:text-properties fo:font-weight="normal" officeooo:rsid="001cde08" style:font-weight-asian="normal" style:font-weight-complex="normal"/>
    </style:style>
    <style:style style:name="T13" style:family="text">
      <style:text-properties fo:font-weight="normal" officeooo:rsid="001fa675" style:font-weight-asian="normal" style:font-weight-complex="normal"/>
    </style:style>
    <style:style style:name="T14" style:family="text">
      <style:text-properties fo:font-weight="normal" officeooo:rsid="0022f638" style:font-weight-asian="normal" style:font-weight-complex="normal"/>
    </style:style>
    <style:style style:name="T15" style:family="text">
      <style:text-properties fo:font-weight="normal" officeooo:rsid="0024aa0a" style:font-weight-asian="normal" style:font-weight-complex="normal"/>
    </style:style>
    <style:style style:name="T16" style:family="text">
      <style:text-properties fo:font-weight="normal" officeooo:rsid="0025b747" style:font-weight-asian="normal" style:font-weight-complex="normal"/>
    </style:style>
    <style:style style:name="T17" style:family="text">
      <style:text-properties fo:font-weight="normal" officeooo:rsid="00298f7d" style:font-weight-asian="normal" style:font-weight-complex="normal"/>
    </style:style>
    <style:style style:name="T18" style:family="text">
      <style:text-properties fo:font-weight="normal" officeooo:rsid="002a150d" style:font-weight-asian="normal" style:font-weight-complex="normal"/>
    </style:style>
    <style:style style:name="T19" style:family="text">
      <style:text-properties fo:font-weight="normal" officeooo:rsid="002a2720" style:font-weight-asian="normal" style:font-weight-complex="normal"/>
    </style:style>
    <style:style style:name="T20" style:family="text">
      <style:text-properties fo:font-weight="normal" officeooo:rsid="002ea12c" style:font-weight-asian="normal" style:font-weight-complex="normal"/>
    </style:style>
    <style:style style:name="T21" style:family="text">
      <style:text-properties fo:font-weight="normal" officeooo:rsid="0031ccf0" style:font-weight-asian="normal" style:font-weight-complex="normal"/>
    </style:style>
    <style:style style:name="T22" style:family="text">
      <style:text-properties officeooo:rsid="0013206c"/>
    </style:style>
    <style:style style:name="T23" style:family="text">
      <style:text-properties officeooo:rsid="0014ba5c"/>
    </style:style>
    <style:style style:name="T24" style:family="text">
      <style:text-properties officeooo:rsid="0016b78a"/>
    </style:style>
    <style:style style:name="T25" style:family="text">
      <style:text-properties officeooo:rsid="0018f3cb"/>
    </style:style>
    <style:style style:name="T26" style:family="text">
      <style:text-properties officeooo:rsid="0019d2d2"/>
    </style:style>
    <style:style style:name="T27" style:family="text">
      <style:text-properties officeooo:rsid="001b5e63"/>
    </style:style>
    <style:style style:name="T28" style:family="text">
      <style:text-properties officeooo:rsid="001fa675"/>
    </style:style>
    <style:style style:name="T29" style:family="text">
      <style:text-properties officeooo:rsid="00219d4c"/>
    </style:style>
    <style:style style:name="T30" style:family="text">
      <style:text-properties officeooo:rsid="0022f638"/>
    </style:style>
    <style:style style:name="T31" style:family="text">
      <style:text-properties officeooo:rsid="0024aa0a"/>
    </style:style>
    <style:style style:name="T32" style:family="text">
      <style:text-properties officeooo:rsid="00258dc2"/>
    </style:style>
    <style:style style:name="T33" style:family="text">
      <style:text-properties officeooo:rsid="00298f7d"/>
    </style:style>
    <style:style style:name="T34" style:family="text">
      <style:text-properties officeooo:rsid="002ea12c"/>
    </style:style>
    <style:style style:name="T35" style:family="text">
      <style:text-properties officeooo:rsid="00300f7b"/>
    </style:style>
    <style:style style:name="T36" style:family="text">
      <style:text-properties officeooo:rsid="0031ccf0"/>
    </style:style>
    <style:style style:name="T37" style:family="text">
      <style:text-properties officeooo:rsid="0025b7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Comandos no Terminal</text:p>
      <text:p text:style-name="P7"/>
      <text:p text:style-name="P8"><text:span text:style-name="T29">S</text:span>istema</text:p>
      <text:p text:style-name="P8"/>
      <text:list xml:id="list5110760059728982953" text:style-name="L1">
        <text:list-item>
          <text:p text:style-name="P9">“<text:span text:style-name="T25">man</text:span>”- <text:span text:style-name="T10">manual de comandos</text:span></text:p>
          <text:p text:style-name="P18"/>
        </text:list-item>
        <text:list-item>
          <text:p text:style-name="P9">“--<text:span text:style-name="T25">help</text:span>”- <text:span text:style-name="T4"><text:s/></text:span><text:span text:style-name="T9">ajuda no uso de comandos</text:span></text:p>
          <text:p text:style-name="P20"/>
        </text:list-item>
        <text:list-item>
          <text:p text:style-name="P10">“<text:span text:style-name="T27">apropos</text:span>”- <text:span text:style-name="T4"><text:s/></text:span><text:span text:style-name="T11">sabe a funcionalidade do comando, mas nao sabe o nome exato;</text:span></text:p>
          <text:p text:style-name="P21"/>
        </text:list-item>
        <text:list-item>
          <text:p text:style-name="P10">“<text:span text:style-name="T26">whatis</text:span>”- <text:span text:style-name="T4"><text:s/></text:span><text:span text:style-name="T10">mostra o que certo comando faz;</text:span></text:p>
          <text:p text:style-name="P19"/>
        </text:list-item>
        <text:list-item>
          <text:p text:style-name="P10"><text:span text:style-name="T25">“whereis”</text:span><text:span text:style-name="T9"> - </text:span><text:span text:style-name="T10">mostra o caminho dos arquivo que contem o nome passado </text:span><text:span text:style-name="T12">como parametro</text:span><text:span text:style-name="T10">;</text:span></text:p>
          <text:p text:style-name="P19"/>
        </text:list-item>
        <text:list-item>
          <text:p text:style-name="P11">“<text:span text:style-name="T24">find</text:span>”- <text:span text:style-name="T7">realiza uma busca em todo sistema, por um arquivo;</text:span></text:p>
          <text:p text:style-name="P22"/>
        </text:list-item>
        <text:list-item>
          <text:p text:style-name="P11"><text:span text:style-name="T26">“locate”-</text:span><text:span text:style-name="T10"> </text:span><text:span text:style-name="T7">realiza uma busca restrita(defina pelo usuario) dos arquivos ou diretorios;</text:span></text:p>
          <text:p text:style-name="P22"/>
        </text:list-item>
        <text:list-item>
          <text:p text:style-name="P11">“<text:span text:style-name="T23">nl</text:span>” - <text:span text:style-name="T6">conta as linhas de um arquivo;</text:span></text:p>
          <text:p text:style-name="P23"/>
        </text:list-item>
        <text:list-item>
          <text:p text:style-name="P11">“<text:span text:style-name="T23">fmt</text:span>” - <text:span text:style-name="T6">formata um arquivo de texto e o mostra;</text:span></text:p>
          <text:p text:style-name="P22"/>
        </text:list-item>
        <text:list-item>
          <text:p text:style-name="P11"><text:span text:style-name="T24">“du”-</text:span><text:span text:style-name="T7"> </text:span><text:span text:style-name="T8">verifica espaço que esta sendo uso pelo diretorios ou arquivos;</text:span></text:p>
          <text:p text:style-name="P24"/>
        </text:list-item>
        <text:list-item>
          <text:p text:style-name="P11">“<text:span text:style-name="T29">uname</text:span>”- <text:span text:style-name="T14">verifica informações do sistema;</text:span></text:p>
          <text:p text:style-name="P25"/>
        </text:list-item>
        <text:list-item>
          <text:p text:style-name="P11">“<text:span text:style-name="T30">hostname</text:span>”- <text:span text:style-name="T14">nome do usuário da máquina;</text:span></text:p>
          <text:p text:style-name="P25"/>
        </text:list-item>
        <text:list-item>
          <text:p text:style-name="P11">“<text:span text:style-name="T30">ifconfig</text:span>”- <text:span text:style-name="T14">informações e configuração da interface de rede;</text:span></text:p>
          <text:p text:style-name="P25"/>
        </text:list-item>
        <text:list-item>
          <text:p text:style-name="P11">“<text:span text:style-name="T30">netstat</text:span>”- <text:span text:style-name="T14">mostra configurações da rede, estatisticas de interface;</text:span></text:p>
          <text:list>
            <text:list-item>
              <text:p text:style-name="P12"><text:span text:style-name="T37">“ss”</text:span><text:span text:style-name="T16"> - </text:span><text:span text:style-name="T17">similar, porém com mais detalhes;</text:span></text:p>
            </text:list-item>
          </text:list>
          <text:p text:style-name="P25"/>
        </text:list-item>
        <text:list-item>
          <text:p text:style-name="P11">“<text:span text:style-name="T31">pwd</text:span>”- <text:span text:style-name="T15">mostra a localização atual;</text:span></text:p>
          <text:p text:style-name="P26"/>
        </text:list-item>
        <text:list-item>
          <text:p text:style-name="P11">“<text:span text:style-name="T32">wall</text:span>”- <text:span text:style-name="T4"><text:s/></text:span><text:span text:style-name="T16">envia uma mensagem pelo terminal a todos os usuários conectados;</text:span></text:p>
        </text:list-item>
        <text:list-item>
          <text:p text:style-name="P27"/>
        </text:list-item>
        <text:list-item>
          <text:p text:style-name="P11"><text:span text:style-name="T33">“last” - </text:span><text:span text:style-name="T18">exibe uma lista de todos os usuários conectados recentemente, </text:span><text:span text:style-name="T19">com diversas informações;</text:span></text:p>
          <text:p text:style-name="P28"/>
        </text:list-item>
        <text:list-item>
          <text:p text:style-name="P14">“curl ifconfig.me” - <text:span text:style-name="T4">descobrindo o ip externo, através do terminal;</text:span></text:p>
          <text:p text:style-name="P29"/>
        </text:list-item>
        <text:list-item>
          <text:p text:style-name="P14">“<text:span text:style-name="T34">stat</text:span>” - <text:span text:style-name="T20">descobre informações sobre os diretórios e arquivos;</text:span></text:p>
          <text:p text:style-name="P30"/>
        </text:list-item>
        <text:list-item>
          <text:p text:style-name="P14"><text:span text:style-name="T20">“</text:span><text:span text:style-name="T35">iostat</text:span><text:span text:style-name="T20">” - exibe estatisticas sobre a utilização do processador, além dos dispositivos de entrada e saida.</text:span></text:p>
          <text:p text:style-name="P30"/>
        </text:list-item>
        <text:list-item>
          <text:p text:style-name="P14"><text:span text:style-name="T20">“</text:span><text:span text:style-name="T36">tree</text:span><text:span text:style-name="T20">” - </text:span><text:span text:style-name="T21">mostra a organização dos diretórios no formato de árvore;</text:span></text:p>
          <text:p text:style-name="P15"><text:span text:style-name="T4"/></text:p>
        </text:list-item>
      </text:list>
      <text:p text:style-name="P2"/>
      <text:p text:style-name="P3"><text:soft-page-break/>Manipulaçao de arquivos/diretorios</text:p>
      <text:p text:style-name="P3"/>
      <text:list xml:id="list150759649582184677" text:style-name="L2">
        <text:list-item>
          <text:p text:style-name="P34"><text:span text:style-name="T1">“cd” –</text:span> entrando em um diretório;</text:p>
          <text:p text:style-name="P34"/>
        </text:list-item>
        <text:list-item>
          <text:p text:style-name="P13">“cd-' - <text:span text:style-name="T4">volta para o </text:span><text:span text:style-name="T5">passo</text:span><text:span text:style-name="T4"> anterior;</text:span></text:p>
          <text:p text:style-name="P31"/>
        </text:list-item>
        <text:list-item>
          <text:p text:style-name="P13">“<text:span text:style-name="T22">ls</text:span>”- <text:span text:style-name="T5">mostra o conteudo de um diretorio</text:span></text:p>
          <text:p text:style-name="P32"/>
        </text:list-item>
        <text:list-item>
          <text:p text:style-name="P35"><text:span text:style-name="T1">“cat”/“</text:span><text:span text:style-name="T2">more</text:span><text:span text:style-name="T1">” –</text:span> mostra conteudo de um arquivo;</text:p>
          <text:p text:style-name="P34"/>
        </text:list-item>
        <text:list-item>
          <text:p text:style-name="P34"><text:span text:style-name="T1">“mkdir” –</text:span> criando <text:span text:style-name="T3">diretorios;</text:span></text:p>
          <text:p text:style-name="P34"/>
        </text:list-item>
        <text:list-item>
          <text:p text:style-name="P13">“touch”- <text:span text:style-name="T4">criando arquivos;</text:span></text:p>
          <text:p text:style-name="P31"/>
        </text:list-item>
        <text:list-item>
          <text:p text:style-name="P34"><text:span text:style-name="T1">“rm” – </text:span><text:s/>removendo arquivos;</text:p>
          <text:p text:style-name="P34"/>
        </text:list-item>
        <text:list-item>
          <text:p text:style-name="P13">“rmdir”- <text:span text:style-name="T4"><text:s/>remove</text:span><text:span text:style-name="T5">ndo</text:span><text:span text:style-name="T4"> diretorios;</text:span></text:p>
          <text:p text:style-name="P31"/>
        </text:list-item>
        <text:list-item>
          <text:p text:style-name="P13">“<text:span text:style-name="T28">nano</text:span>”/”<text:span text:style-name="T28">vim</text:span>”- <text:span text:style-name="T13">abre a editor de arquivos;</text:span></text:p>
          <text:p text:style-name="P13"><text:span text:style-name="T13"/></text:p>
        </text:list-item>
        <text:list-item>
          <text:p text:style-name="P17"><text:span text:style-name="T36">“h</text:span>ead” - <text:s/><text:span text:style-name="T4">visualiza as primeiras linhas de um arquivo;</text:span></text:p>
          <text:p text:style-name="P17"><text:span text:style-name="T4"/></text:p>
        </text:list-item>
        <text:list-item>
          <text:p text:style-name="P17"><text:span text:style-name="T28">“tails”</text:span><text:span text:style-name="T13"> - visualiza as ultimas linhas do arquivo;</text:span></text:p>
        </text:list-item>
      </text:list>
      <text:p text:style-name="P5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n Ricardo</meta:initial-creator>
    <meta:creation-date>2015-04-20T20:19:42.017772016</meta:creation-date>
    <dc:date>2016-12-06T00:14:21.110828746</dc:date>
    <meta:editing-duration>PT2H36M25S</meta:editing-duration>
    <meta:editing-cycles>32</meta:editing-cycles>
    <meta:generator>LibreOffice/5.2.3.2$Linux_X86_64 LibreOffice_project/20m0$Build-2</meta:generator>
    <meta:document-statistic meta:table-count="0" meta:image-count="0" meta:object-count="0" meta:page-count="2" meta:paragraph-count="67" meta:word-count="335" meta:character-count="1836" meta:non-whitespace-character-count="1590"/>
  </office:meta>
</office:document-meta>
</file>